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0pt" fo:margin-bottom="0pt" fo:text-indent="36pt"/>
    </style:style>
  </office:automatic-styles>
  <office:body>
    <office:text>
      <text:p text:style-name="p3"><text:span text:style-name="c0">zkusit hrany</text:span></text:p>
      <text:p text:style-name="p3"><text:span text:style-name="c0">zkoumat, jak se chovají barvy v různých uhlech atd, obecnější tvary než kvádr v HSV prostoru</text:span></text:p>
      <text:p text:style-name="p3"><text:span text:style-name="c0">pojmout to jako optimalizační ulohu</text:span></text:p>
      <text:p text:style-name="p3"><text:span text:style-name="c0">statistická metoda ransac - nastavení parametrů. Vybrat fičury, které ohodnocovat.</text:span></text:p>
      <text:p text:style-name="p3"><text:span text:style-name="c0">optical flow</text:span></text:p>
      <text:p text:style-name="p3"><text:span text:style-name="c0">používat jas nálepek při klastrování</text:span></text:p>
      <text:p text:style-name="p3"><text:span text:style-name="c0">využít spojitosti mezi frejmy</text:span></text:p>
      <text:p text:style-name="p3"><text:span text:style-name="c0">opencv feature detection (corner detection...)</text:span></text:p>
      <text:p text:style-name="p3"><text:span text:style-name="c0">Detekce blobů: Mser</text:span></text:p>
      <text:p text:style-name="p3"><text:span text:style-name="c0">Něco podobnýho brisk</text:span></text:p>
    </office:text>
  </office:body>
</office:document-content>
</file>